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42000025169286BBC6.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style:style>
    <style:style style:name="P14" style:family="paragraph" style:parent-style-name="Standard">
      <style:text-properties fo:color="#000000"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tab-stops/>
      </style:paragraph-properties>
    </style:style>
    <style:style style:name="P20" style:family="paragraph" style:parent-style-name="Standard">
      <style:paragraph-properties fo:margin-left="0.3917in" fo:margin-right="0in" fo:text-indent="0in" style:auto-text-indent="false"/>
    </style:style>
    <style:style style:name="P21" style:family="paragraph" style:parent-style-name="Table_20_Heading">
      <style:paragraph-properties fo:text-align="start" style:justify-single-word="false"/>
      <style:text-properties fo:font-weight="normal" style:font-weight-asian="normal"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in" fo:margin-right="0in" fo:text-indent="0in" style:auto-text-indent="false">
        <style:tab-stops/>
      </style:paragraph-properties>
    </style:style>
    <style:style style:name="P26" style:family="paragraph" style:parent-style-name="Text_20_body">
      <style:paragraph-properties fo:margin-left="0in" fo:margin-right="0in" fo:text-indent="0in" style:auto-text-indent="false">
        <style:tab-stops/>
      </style:paragraph-properties>
    </style:style>
    <style:style style:name="P27" style:family="paragraph" style:parent-style-name="Standard">
      <style:paragraph-properties fo:margin-left="0.4in" fo:margin-right="0in" fo:text-indent="0in" style:auto-text-indent="false"/>
    </style:style>
    <style:style style:name="P28" style:family="paragraph" style:parent-style-name="Standard">
      <style:paragraph-properties fo:margin-left="0.1917in" fo:margin-right="0in" fo:text-indent="0in" style:auto-text-indent="false"/>
    </style:style>
    <style:style style:name="P29" style:family="paragraph" style:parent-style-name="Standard">
      <style:paragraph-properties fo:margin-left="0.6083in" fo:margin-right="0in" fo:text-indent="-0.3165in" style:auto-text-indent="false">
        <style:tab-stops/>
      </style:paragraph-properties>
    </style:style>
    <style:style style:name="P30" style:family="paragraph" style:parent-style-name="Standard">
      <style:paragraph-properties fo:margin-left="0.4165in" fo:margin-right="0in" fo:text-indent="0in" style:auto-text-indent="false"/>
    </style:style>
    <style:style style:name="P31" style:family="paragraph" style:parent-style-name="Standard">
      <style:paragraph-properties fo:margin-left="0.4083in" fo:margin-right="0in" fo:text-indent="0in" style:auto-text-indent="false"/>
    </style:style>
    <style:style style:name="P32" style:family="paragraph" style:parent-style-name="Standard">
      <style:paragraph-properties fo:margin-left="0.0083in" fo:margin-right="0in" fo:text-indent="0in" style:auto-text-indent="false"/>
    </style:style>
    <style:style style:name="P33" style:family="paragraph" style:parent-style-name="Preformatted_20_Text">
      <style:text-properties fo:color="#0000ff"/>
    </style:style>
    <style:style style:name="P34" style:family="paragraph" style:parent-style-name="Preformatted_20_Text">
      <style:text-properties fo:color="#000000"/>
    </style:style>
    <style:style style:name="P35" style:family="paragraph" style:parent-style-name="Preformatted_20_Text">
      <style:text-properties fo:color="#000000" fo:background-color="#dbdbdb"/>
    </style:style>
    <style:style style:name="P36" style:family="paragraph" style:parent-style-name="Preformatted_20_Text">
      <style:text-properties fo:color="#990066" fo:background-color="#dbdbdb"/>
    </style:style>
    <style:style style:name="P37" style:family="paragraph" style:parent-style-name="Standard">
      <style:paragraph-properties fo:margin-left="0.4917in" fo:margin-right="0in" fo:text-indent="-0.1917in" style:auto-text-indent="false">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Contents_20_4">
      <style:paragraph-properties>
        <style:tab-stops>
          <style:tab-stop style:position="6.3354in" style:type="right" style:leader-style="dotted" style:leader-text="."/>
        </style:tab-stops>
      </style:paragraph-properties>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text-properties fo:color="#000000" fo:background-color="#dbdbdb"/>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fo:background-color="#dbdbdb" style:font-weight-asian="normal" style:font-weight-complex="normal"/>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990066" fo:background-color="#dbdbdb"/>
    </style:style>
    <style:style style:name="T17" style:family="text">
      <style:text-properties fo:color="#990066" fo:font-weight="bold" fo:background-color="#dbdbdb"/>
    </style:style>
    <style:style style:name="T18" style:family="text">
      <style:text-properties fo:color="#990066" fo:font-weight="normal" fo:background-color="#dbdbdb" style:font-weight-asian="normal" style:font-weight-complex="normal"/>
    </style:style>
    <style:style style:name="T19" style:family="text">
      <style:text-properties fo:color="#0099ff" fo:font-weight="bold"/>
    </style:style>
    <style:style style:name="T20" style:family="text">
      <style:text-properties fo:color="#0099ff" fo:font-weight="bold" fo:background-color="#dbdbdb"/>
    </style:style>
    <style:style style:name="T21" style:family="text">
      <style:text-properties fo:background-color="#dbdbdb"/>
    </style:style>
    <style:style style:name="T22" style:family="text">
      <style:text-properties fo:color="#009966" fo:font-weight="bold"/>
    </style:style>
    <style:style style:name="T23" style:family="text">
      <style:text-properties fo:color="#ff00cc"/>
    </style:style>
    <style:style style:name="T24" style:family="text">
      <style:text-properties fo:color="#0000ff"/>
    </style:style>
    <style:style style:name="T25" style:family="text">
      <style:text-properties fo:color="#cc0000"/>
    </style:style>
    <style:style style:name="T26" style:family="text">
      <style:text-properties fo:color="#9966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1 Preface<text:tab/>9</text:p>
          <text:p text:style-name="P39">1.1 Dedication<text:tab/>9</text:p>
          <text:p text:style-name="P39">1.2 Acknowledgments<text:tab/>9</text:p>
          <text:p text:style-name="P39">1.3 Support Group<text:tab/>10</text:p>
          <text:p text:style-name="P38">2 Introduction<text:tab/>10</text:p>
          <text:p text:style-name="P39">2.1 What Is A Mathematics Computing Environment?<text:tab/>10</text:p>
          <text:p text:style-name="P39">2.2 What Is MathRider?<text:tab/>11</text:p>
          <text:p text:style-name="P39">2.3 What Inspired The Creation Of Mathrider?<text:tab/>12</text:p>
          <text:p text:style-name="P38">3 Downloading And Installing MathRider<text:tab/>12</text:p>
          <text:p text:style-name="P39">3.1 Installing Sun's Java Implementation<text:tab/>12</text:p>
          <text:p text:style-name="P40">3.1.1 Installing Java On A Windows PC<text:tab/>13</text:p>
          <text:p text:style-name="P40">3.1.2 Installing Java On A Macintosh<text:tab/>13</text:p>
          <text:p text:style-name="P40">3.1.3 Installing Java On A Linux PC<text:tab/>13</text:p>
          <text:p text:style-name="P39">3.2 Downloading And Extracting<text:tab/>14</text:p>
          <text:p text:style-name="P40">3.2.1 Extracting The Archive File For Windows Users<text:tab/>14</text:p>
          <text:p text:style-name="P40">3.2.2 Extracting The Archive File For Unix Users<text:tab/>14</text:p>
          <text:p text:style-name="P39">3.3 MathRider's Directory Structure And Execution Instructions<text:tab/>15</text:p>
          <text:p text:style-name="P40">3.3.1 Executing MathRider On Windows Systems<text:tab/>15</text:p>
          <text:p text:style-name="P40">3.3.2 Executing MathRider On Unix Systems<text:tab/>15</text:p>
          <text:p text:style-name="P38">4 The Graphical User Interface<text:tab/>16</text:p>
          <text:p text:style-name="P39">4.1 Buffers And Text Areas<text:tab/>16</text:p>
          <text:p text:style-name="P39">4.2 The Gutter<text:tab/>16</text:p>
          <text:p text:style-name="P39">4.3 Menus<text:tab/>16</text:p>
          <text:p text:style-name="P40">4.3.1 File<text:tab/>16</text:p>
          <text:p text:style-name="P40">4.3.2 Edit<text:tab/>17</text:p>
          <text:p text:style-name="P40">4.3.3 Search<text:tab/>17</text:p>
          <text:p text:style-name="P40">4.3.4 Markers<text:tab/>17</text:p>
          <text:p text:style-name="P40">4.3.5 Folding<text:tab/>17</text:p>
          <text:p text:style-name="P40">4.3.6 View<text:tab/>18</text:p>
          <text:p text:style-name="P40">4.3.7 Utilities<text:tab/>18</text:p>
          <text:p text:style-name="P40">4.3.8 Macros<text:tab/>18</text:p>
          <text:p text:style-name="P40">4.3.9 Plugins<text:tab/>18</text:p>
          <text:p text:style-name="P40">4.3.10 Help<text:tab/>19</text:p>
          <text:p text:style-name="P39">4.4 The Toolbar<text:tab/>19</text:p>
          <text:p text:style-name="P38">5 MathRider's Plugin-Based Extension Mechanism<text:tab/>19</text:p>
          <text:p text:style-name="P39">5.1 What Is A Plugin?<text:tab/>19</text:p>
          <text:p text:style-name="P39">5.2 Which Plugins Are Currently Included When MathRider Is Installed?<text:tab/>19</text:p>
          <text:p text:style-name="P39"><text:soft-page-break/>5.3 What Kinds Of Plugins Are Possible?<text:tab/>20</text:p>
          <text:p text:style-name="P40">5.3.1 Plugins Based On Java Applets<text:tab/>20</text:p>
          <text:p text:style-name="P40">5.3.2 Plugins Based On Java Applications<text:tab/>20</text:p>
          <text:p text:style-name="P40">5.3.3 Plugins Which Talk To Native Applications<text:tab/>20</text:p>
          <text:p text:style-name="P38">6 Exploring The MathRider Application<text:tab/>20</text:p>
          <text:p text:style-name="P39">6.1 The Console<text:tab/>20</text:p>
          <text:p text:style-name="P39">6.2 Piper Program Files<text:tab/>20</text:p>
          <text:p text:style-name="P39">6.3 MathRider Worksheets<text:tab/>21</text:p>
          <text:p text:style-name="P39">6.4 Plugins<text:tab/>21</text:p>
          <text:p text:style-name="P38">7 Piper: A Computer Algebra System For Beginners<text:tab/>21</text:p>
          <text:p text:style-name="P39">7.1 Numeric Vs. Symbolic Computations<text:tab/>22</text:p>
          <text:p text:style-name="P40">7.1.1 Using The Piper Console As A Numeric (Scientific) Calculator<text:tab/>22</text:p>
          <text:p text:style-name="P41">7.1.1.1 Accessing Previous Input And Results<text:tab/>24</text:p>
          <text:p text:style-name="P40">7.1.2 Using The Piper Console As A Symbolic Calculator<text:tab/>25</text:p>
          <text:p text:style-name="P38">8 The Piper Documentation Plugin<text:tab/>27</text:p>
          <text:p text:style-name="P39">8.1 Function List<text:tab/>27</text:p>
          <text:p text:style-name="P39">8.2 Mini Web Browser Interface<text:tab/>28</text:p>
          <text:p text:style-name="P38">9 Using MathRider As A Programmer's Text Editor<text:tab/>28</text:p>
          <text:p text:style-name="P39">9.1 Creating, Opening, And Saving Text Files<text:tab/>28</text:p>
          <text:p text:style-name="P39">9.2 Editing Files<text:tab/>29</text:p>
          <text:p text:style-name="P40">9.2.1 Rectangular Selection Mode<text:tab/>29</text:p>
          <text:p text:style-name="P39">9.3 File Modes<text:tab/>29</text:p>
          <text:p text:style-name="P39">9.4 Entering And Executing Stand Alone Piper Programs<text:tab/>29</text:p>
          <text:p text:style-name="P38">10 MathRider Worksheet Files<text:tab/>30</text:p>
          <text:p text:style-name="P39">10.1 Code Folds<text:tab/>30</text:p>
          <text:p text:style-name="P40">10.1.1 Fold Properties<text:tab/>31</text:p>
          <text:p text:style-name="P40">10.1.2 Currently Implemented Fold Types And Properties<text:tab/>32</text:p>
          <text:p text:style-name="P41">10.1.2.1 %geogebra<text:tab/>32</text:p>
          <text:p text:style-name="P41">10.1.2.2 %hoteqn<text:tab/>32</text:p>
          <text:p text:style-name="P41">10.1.2.3 %piper<text:tab/>32</text:p>
          <text:p text:style-name="P41">10.1.2.4 %output<text:tab/>32</text:p>
          <text:p text:style-name="P41">10.1.2.5 %error<text:tab/>32</text:p>
          <text:p text:style-name="P41">10.1.2.6 %html<text:tab/>32</text:p>
          <text:p text:style-name="P41">10.1.2.7 %beanshell<text:tab/>32</text:p>
          <text:p text:style-name="P41">10.1.2.8 %group<text:tab/>32</text:p>
          <text:p text:style-name="P41">10.1.2.9 %maxima<text:tab/>32</text:p>
          <text:p text:style-name="P41">10.1.2.10 %lisp<text:tab/>33</text:p>
          <text:p text:style-name="P38">11 Piper Programming Fundamentals<text:tab/>33</text:p>
          <text:p text:style-name="P39">11.1 Objects, Values, And Expressions<text:tab/>33</text:p>
          <text:p text:style-name="P39">11.2 Operators<text:tab/>34</text:p>
          <text:p text:style-name="P39"><text:soft-page-break/>11.3 Operator Precedence<text:tab/>35</text:p>
          <text:p text:style-name="P39">11.4 Changing The Order Of Operations In An Expression<text:tab/>37</text:p>
          <text:p text:style-name="P39">11.5 Variables<text:tab/>38</text:p>
          <text:p text:style-name="P39">11.6 Statements<text:tab/>40</text:p>
          <text:p text:style-name="P40">11.6.1 The print Statement<text:tab/>40</text:p>
          <text:p text:style-name="P39">11.7 Strings<text:tab/>42</text:p>
          <text:p text:style-name="P39">11.8 Comments<text:tab/>42</text:p>
          <text:p text:style-name="P39">11.9 Conditional Operators<text:tab/>43</text:p>
          <text:p text:style-name="P39">11.10 Making Decisions With The if Statement<text:tab/>47</text:p>
          <text:p text:style-name="P39">11.11 The and, or, And not Boolean Operators<text:tab/>49</text:p>
          <text:p text:style-name="P39">11.12 Looping With The while Statement<text:tab/>51</text:p>
          <text:p text:style-name="P39">11.13 Long-Running Loops, Infinite Loops, And Interrupting Execution<text:tab/>54</text:p>
          <text:p text:style-name="P39">11.14 Inserting And Deleting Worksheet Cells<text:tab/>55</text:p>
          <text:p text:style-name="P39">11.15 Introduction To More Advanced Object Types<text:tab/>55</text:p>
          <text:p text:style-name="P40">11.15.1 Rational Numbers<text:tab/>56</text:p>
          <text:p text:style-name="P40">11.15.2 Real Numbers<text:tab/>57</text:p>
          <text:p text:style-name="P40">11.15.3 Objects That Hold Sequences Of Other Objects: Lists And Tuples<text:tab/>58</text:p>
          <text:p text:style-name="P41">11.15.3.1 Tuple Packing And Unpacking<text:tab/>59</text:p>
          <text:p text:style-name="P39">11.16 Using while Loops With Lists And Tuples<text:tab/>60</text:p>
          <text:p text:style-name="P39">11.17 The in Operator<text:tab/>61</text:p>
          <text:p text:style-name="P39">11.18 Looping With The for Statement<text:tab/>62</text:p>
          <text:p text:style-name="P39">11.19 Functions<text:tab/>63</text:p>
          <text:p text:style-name="P39">11.20 Functions Are Defined Using the def Statement<text:tab/>63</text:p>
          <text:p text:style-name="P39">11.21 A Subset Of Functions Included In MathRider<text:tab/>64</text:p>
          <text:p text:style-name="P39">11.22 Obtaining Information On MathRider Functions<text:tab/>65</text:p>
          <text:p text:style-name="P39">11.23 Information Is Also Available On User-Entered Functions<text:tab/>66</text:p>
          <text:p text:style-name="P39">11.24 Examples Which Use Functions Included With MathRider<text:tab/>67</text:p>
          <text:p text:style-name="P39">11.25 Using srange() And zip() With The for Statement<text:tab/>69</text:p>
          <text:p text:style-name="P39">11.26 List Comprehensions<text:tab/>70</text:p>
          <text:p text:style-name="P38">12 Miscellaneous Topics<text:tab/>71</text:p>
          <text:p text:style-name="P39">12.1 Referencing The Result Of The Previous Operation<text:tab/>71</text:p>
          <text:p text:style-name="P39">12.2 Exceptions<text:tab/>72</text:p>
          <text:p text:style-name="P39">12.3 Obtaining Numeric Results<text:tab/>73</text:p>
          <text:p text:style-name="P39">12.4 Style Guide For Expressions<text:tab/>74</text:p>
          <text:p text:style-name="P39">12.5 Built-in Constants<text:tab/>74</text:p>
          <text:p text:style-name="P39">12.6 Roots<text:tab/>76</text:p>
          <text:p text:style-name="P39">12.7 Symbolic Variables<text:tab/>76</text:p>
          <text:p text:style-name="P39">12.8 Symbolic Expressions<text:tab/>78</text:p>
          <text:p text:style-name="P40">12.8.1 Expanding And Factoring<text:tab/>79</text:p>
          <text:p text:style-name="P40">12.8.2 Miscellaneous Symbolic Expression Examples<text:tab/>80</text:p>
          <text:p text:style-name="P40">12.8.3 Passing Values To Symbolic Expressions<text:tab/>80</text:p>
          <text:p text:style-name="P39">12.9 Symbolic Equations and The solve() Function<text:tab/>81</text:p>
          <text:p text:style-name="P39"><text:soft-page-break/>12.10 Symbolic Mathematical Functions<text:tab/>82</text:p>
          <text:p text:style-name="P39">12.11 Finding Roots Graphically And Numerically With The find_root() Method<text:tab/>84</text:p>
          <text:p text:style-name="P39">12.12 Displaying Mathematical Objects In Traditional Form<text:tab/>84</text:p>
          <text:p text:style-name="P39">12.13 LaTeX Is Used To Display Objects In Traditional Mathematics Form<text:tab/>85</text:p>
          <text:p text:style-name="P39">12.14 Sets<text:tab/>86</text:p>
          <text:p text:style-name="P38">13 2D Plotting<text:tab/>87</text:p>
          <text:p text:style-name="P39">13.1 The plot() And show() Functions<text:tab/>87</text:p>
          <text:p text:style-name="P40">13.1.1 Combining Plots And Changing The Plotting Color<text:tab/>88</text:p>
          <text:p text:style-name="P40">13.1.2 Combining Graphics With A Graphics Object<text:tab/>89</text:p>
          <text:p text:style-name="P39">13.2 Advanced Plotting With matplotlib<text:tab/>90</text:p>
          <text:p text:style-name="P40">13.2.1 Plotting Data From Lists With Grid Lines And Axes Labels<text:tab/>90</text:p>
          <text:p text:style-name="P40">13.2.2 Plotting With A Logarithmic Y Axis<text:tab/>91</text:p>
          <text:p text:style-name="P40">13.2.3 Two Plots With Labels Inside Of The Plot<text:tab/>92</text:p>
          <text:p text:style-name="P38">14 MathRider Usage Styles<text:tab/>93</text:p>
          <text:p text:style-name="P39">14.1 The Speed Usage Style<text:tab/>93</text:p>
          <text:p text:style-name="P39">14.2 The OpenOffice Presentation Usage Style<text:tab/>93</text:p>
          <text:p text:style-name="P38">15 High School Math Problems (most of the problems are still in development)<text:tab/>93</text:p>
          <text:p text:style-name="P39">15.1 Pre-Algebra<text:tab/>93</text:p>
          <text:p text:style-name="P40">15.1.1 Equations<text:tab/>93</text:p>
          <text:p text:style-name="P40">15.1.2 Expressions<text:tab/>94</text:p>
          <text:p text:style-name="P40">15.1.3 Geometry<text:tab/>94</text:p>
          <text:p text:style-name="P40">15.1.4 Inequalities<text:tab/>94</text:p>
          <text:p text:style-name="P40">15.1.5 Linear Functions<text:tab/>94</text:p>
          <text:p text:style-name="P40">15.1.6 Measurement<text:tab/>94</text:p>
          <text:p text:style-name="P40">15.1.7 Nonlinear Functions<text:tab/>94</text:p>
          <text:p text:style-name="P40">15.1.8 Number Sense And Operations<text:tab/>95</text:p>
          <text:p text:style-name="P41">15.1.8.1 Express an integer fraction in lowest terms<text:tab/>95</text:p>
          <text:p text:style-name="P40">15.1.9 Polynomial Functions<text:tab/>96</text:p>
          <text:p text:style-name="P39">15.2 Algebra<text:tab/>96</text:p>
          <text:p text:style-name="P40">15.2.1 Absolute Value Functions<text:tab/>96</text:p>
          <text:p text:style-name="P40">15.2.2 Complex Numbers<text:tab/>96</text:p>
          <text:p text:style-name="P40">15.2.3 Composite Functions<text:tab/>97</text:p>
          <text:p text:style-name="P40">15.2.4 Conics<text:tab/>97</text:p>
          <text:p text:style-name="P40">15.2.5 Data Analysis<text:tab/>97</text:p>
          <text:p text:style-name="P40">15.2.6 Discrete Mathematics <text:tab/>97</text:p>
          <text:p text:style-name="P40">15.2.7 Equations<text:tab/>97</text:p>
          <text:p text:style-name="P41">15.2.7.1 Express a symbolic fraction in lowest terms<text:tab/>97</text:p>
          <text:p text:style-name="P41">15.2.7.2 Determine the product of two symbolic fractions<text:tab/>100</text:p>
          <text:p text:style-name="P41">15.2.7.3 Solve a linear equation for x<text:tab/>100</text:p>
          <text:p text:style-name="P41">15.2.7.4 Solve a linear equation which has fractions<text:tab/>101</text:p>
          <text:p text:style-name="P40">15.2.8 Exponential Functions<text:tab/>104</text:p>
          <text:p text:style-name="P40"><text:soft-page-break/>15.2.9 Exponents<text:tab/>104</text:p>
          <text:p text:style-name="P40">15.2.10 Expressions<text:tab/>104</text:p>
          <text:p text:style-name="P40">15.2.11 Inequalities<text:tab/>104</text:p>
          <text:p text:style-name="P40">15.2.12 Inverse Functions<text:tab/>105</text:p>
          <text:p text:style-name="P40">15.2.13 Linear Equations And Functions<text:tab/>105</text:p>
          <text:p text:style-name="P40">15.2.14 Linear Programming<text:tab/>105</text:p>
          <text:p text:style-name="P40">15.2.15 Logarithmic Functions<text:tab/>105</text:p>
          <text:p text:style-name="P40">15.2.16 Logistic Functions<text:tab/>105</text:p>
          <text:p text:style-name="P40">15.2.17 Matrices<text:tab/>105</text:p>
          <text:p text:style-name="P40">15.2.18 Parametric Equations<text:tab/>105</text:p>
          <text:p text:style-name="P40">15.2.19 Piecewise Functions<text:tab/>106</text:p>
          <text:p text:style-name="P40">15.2.20 Polynomial Functions<text:tab/>106</text:p>
          <text:p text:style-name="P40">15.2.21 Power Functions<text:tab/>106</text:p>
          <text:p text:style-name="P40">15.2.22 Quadratic Functions<text:tab/>106</text:p>
          <text:p text:style-name="P40">15.2.23 Radical Functions<text:tab/>106</text:p>
          <text:p text:style-name="P40">15.2.24 Rational Functions<text:tab/>106</text:p>
          <text:p text:style-name="P40">15.2.25 Sequences<text:tab/>107</text:p>
          <text:p text:style-name="P40">15.2.26 Series<text:tab/>107</text:p>
          <text:p text:style-name="P40">15.2.27 Systems of Equations<text:tab/>107</text:p>
          <text:p text:style-name="P40">15.2.28 Transformations<text:tab/>107</text:p>
          <text:p text:style-name="P40">15.2.29 Trigonometric Functions<text:tab/>107</text:p>
          <text:p text:style-name="P39">15.3 Precalculus And Trigonometry<text:tab/>107</text:p>
          <text:p text:style-name="P40">15.3.1 Binomial Theorem<text:tab/>108</text:p>
          <text:p text:style-name="P40">15.3.2 Complex Numbers<text:tab/>108</text:p>
          <text:p text:style-name="P40">15.3.3 Composite Functions<text:tab/>108</text:p>
          <text:p text:style-name="P40">15.3.4 Conics<text:tab/>108</text:p>
          <text:p text:style-name="P40">15.3.5 Data Analysis<text:tab/>108</text:p>
          <text:p text:style-name="P40">15.3.6 Discrete Mathematics<text:tab/>108</text:p>
          <text:p text:style-name="P40">15.3.7 Equations<text:tab/>108</text:p>
          <text:p text:style-name="P40">15.3.8 Exponential Functions<text:tab/>109</text:p>
          <text:p text:style-name="P40">15.3.9 Inverse Functions<text:tab/>109</text:p>
          <text:p text:style-name="P40">15.3.10 Logarithmic Functions<text:tab/>109</text:p>
          <text:p text:style-name="P40">15.3.11 Logistic Functions<text:tab/>109</text:p>
          <text:p text:style-name="P40">15.3.12 Matrices And Matrix Algebra<text:tab/>109</text:p>
          <text:p text:style-name="P40">15.3.13 Mathematical Analysis<text:tab/>109</text:p>
          <text:p text:style-name="P40">15.3.14 Parametric Equations<text:tab/>110</text:p>
          <text:p text:style-name="P40">15.3.15 Piecewise Functions<text:tab/>110</text:p>
          <text:p text:style-name="P40">15.3.16 Polar Equations<text:tab/>110</text:p>
          <text:p text:style-name="P40">15.3.17 Polynomial Functions<text:tab/>110</text:p>
          <text:p text:style-name="P40">15.3.18 Power Functions<text:tab/>110</text:p>
          <text:p text:style-name="P40">15.3.19 Quadratic Functions<text:tab/>110</text:p>
          <text:p text:style-name="P40">15.3.20 Radical Functions<text:tab/>110</text:p>
          <text:p text:style-name="P40"><text:soft-page-break/>15.3.21 Rational Functions<text:tab/>111</text:p>
          <text:p text:style-name="P40">15.3.22 Real Numbers<text:tab/>111</text:p>
          <text:p text:style-name="P40">15.3.23 Sequences<text:tab/>111</text:p>
          <text:p text:style-name="P40">15.3.24 Series<text:tab/>111</text:p>
          <text:p text:style-name="P40">15.3.25 Sets<text:tab/>111</text:p>
          <text:p text:style-name="P40">15.3.26 Systems of Equations<text:tab/>111</text:p>
          <text:p text:style-name="P40">15.3.27 Transformations<text:tab/>112</text:p>
          <text:p text:style-name="P40">15.3.28 Trigonometric Functions<text:tab/>112</text:p>
          <text:p text:style-name="P40">15.3.29 Vectors<text:tab/>112</text:p>
          <text:p text:style-name="P39">15.4 Calculus<text:tab/>112</text:p>
          <text:p text:style-name="P40">15.4.1 Derivatives<text:tab/>112</text:p>
          <text:p text:style-name="P40">15.4.2 Integrals<text:tab/>112</text:p>
          <text:p text:style-name="P40">15.4.3 Limits<text:tab/>112</text:p>
          <text:p text:style-name="P40">15.4.4 Polynomial Approximations And Series<text:tab/>113</text:p>
          <text:p text:style-name="P39">15.5 Statistics<text:tab/>113</text:p>
          <text:p text:style-name="P40">15.5.1 Data Analysis<text:tab/>113</text:p>
          <text:p text:style-name="P40">15.5.2 Inferential Statistics<text:tab/>113</text:p>
          <text:p text:style-name="P40">15.5.3 Normal Distributions<text:tab/>113</text:p>
          <text:p text:style-name="P40">15.5.4 One Variable Analysis<text:tab/>113</text:p>
          <text:p text:style-name="P40">15.5.5 Probability And Simulation<text:tab/>114</text:p>
          <text:p text:style-name="P40">15.5.6 Two Variable Analysis<text:tab/>114</text:p>
          <text:p text:style-name="P38">16 High School Science Problems<text:tab/>114</text:p>
          <text:p text:style-name="P39">16.1 Physics<text:tab/>114</text:p>
          <text:p text:style-name="P40">16.1.1 Atomic Physics<text:tab/>114</text:p>
          <text:p text:style-name="P40">16.1.2 Circular Motion<text:tab/>114</text:p>
          <text:p text:style-name="P40">16.1.3 Dynamics<text:tab/>114</text:p>
          <text:p text:style-name="P40">16.1.4 Electricity And Magnetism<text:tab/>115</text:p>
          <text:p text:style-name="P40">16.1.5 Fluids<text:tab/>115</text:p>
          <text:p text:style-name="P40">16.1.6 Kinematics<text:tab/>115</text:p>
          <text:p text:style-name="P40">16.1.7 Light<text:tab/>115</text:p>
          <text:p text:style-name="P40">16.1.8 Optics<text:tab/>115</text:p>
          <text:p text:style-name="P40">16.1.9 Relativity<text:tab/>115</text:p>
          <text:p text:style-name="P40">16.1.10 Rotational Motion<text:tab/>116</text:p>
          <text:p text:style-name="P40">16.1.11 Sound<text:tab/>116</text:p>
          <text:p text:style-name="P40">16.1.12 Waves<text:tab/>116</text:p>
          <text:p text:style-name="P40">16.1.13 Thermodynamics<text:tab/>116</text:p>
          <text:p text:style-name="P40">16.1.14 Work<text:tab/>116</text:p>
          <text:p text:style-name="P40">16.1.15 Energy<text:tab/>116</text:p>
          <text:p text:style-name="P40">16.1.16 Momentum<text:tab/>116</text:p>
          <text:p text:style-name="P40">16.1.17 Boiling<text:tab/>117</text:p>
          <text:p text:style-name="P40">16.1.18 Buoyancy<text:tab/>117</text:p>
          <text:p text:style-name="P40">16.1.19 Convection<text:tab/>117</text:p>
          <text:p text:style-name="P40"><text:soft-page-break/>16.1.20 Density<text:tab/>117</text:p>
          <text:p text:style-name="P40">16.1.21 Diffusion<text:tab/>117</text:p>
          <text:p text:style-name="P40">16.1.22 Freezing<text:tab/>117</text:p>
          <text:p text:style-name="P40">16.1.23 Friction<text:tab/>118</text:p>
          <text:p text:style-name="P40">16.1.24 Heat Transfer<text:tab/>118</text:p>
          <text:p text:style-name="P40">16.1.25 Insulation<text:tab/>118</text:p>
          <text:p text:style-name="P40">16.1.26 Newton's Laws<text:tab/>118</text:p>
          <text:p text:style-name="P40">16.1.27 Pressure<text:tab/>118</text:p>
          <text:p text:style-name="P40">16.1.28 Pulleys<text:tab/>118</text:p>
          <text:p text:style-name="P38">17 Fundamentals Of Computation<text:tab/>119</text:p>
          <text:p text:style-name="P39">17.1 What Is A Computer?<text:tab/>119</text:p>
          <text:p text:style-name="P39">17.2 Contextual Meaning<text:tab/>120</text:p>
          <text:p text:style-name="P39">17.3 Variables<text:tab/>121</text:p>
          <text:p text:style-name="P39">17.4 Models<text:tab/>121</text:p>
          <text:p text:style-name="P39">17.5 Machine Language<text:tab/>122</text:p>
          <text:p text:style-name="P39">17.6 Compilers And Interpreters<text:tab/>127</text:p>
          <text:p text:style-name="P39">17.7 Algorithms<text:tab/>127</text:p>
          <text:p text:style-name="P39">17.8 Computation<text:tab/>129</text:p>
          <text:p text:style-name="P39">17.9 he Mathematics Part Of Mathematics Computing Systems<text:tab/>132</text:p>
        </text:index-body>
      </text:table-of-content>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text:soft-page-break/>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2"><draw:frame draw:style-name="fr4"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2">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text:soft-page-break/>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1">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1">MathRider Customizer</text:p>
          </table:table-cell>
          <table:table-cell table:style-name="Table1.B2" office:value-type="string">
            <text:p text:style-name="P21">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text:soft-page-break/>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P32">Two of MathRider's main inspirations are Scott McNeally's concept of "No child held back":</text:p>
      <text:p text:style-name="P20"><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0">1) Math is a lot easier to pick up after you know how to program. In fact, if you're a halfway decent programmer, you'll find it's almost a snap.</text:p>
      <text:p text:style-name="P30">2) They teach math all wrong in school. Way, WAY wrong. If you teach yourself math the right way, you'll learn faster, remember it longer, and it'll be much more valuable to you as a programmer.</text:p>
      <text:p text:style-name="P30">3) The right way to learn math is breadth-first, not depth-first. You need to survey the space, learn the names of things, figure out what's what.</text:p>
      <text:p text:style-name="P30"><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8"><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text:soft-page-break/>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P20"><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1">java -version</text:p>
      <text:p text:style-name="Standard">Currently, the MathRider project has the following two options for people who need to install Sun's Java:</text:p>
      <text:p text:style-name="P27">1) Locate the Java information documentation for your Linux distribution and carefully follow the instructions provided for installing Sun's Java on your system. <text:s/></text:p>
      <text:p text:style-name="P27">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text:soft-page-break/>java.net[<text:a xlink:type="simple" xlink:href="http://java.net/">http://java.net</text:a>]) which make software development tools available for free to open source developers.</text:p>
      <text:p text:style-name="Standard">MathRider is hosted at java.net and the URL for the project website is:</text:p>
      <text:p text:style-name="P20"><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pan text:style-name="T11">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7">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8">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5"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soft-page-break/></text:p>
      <text:p text:style-name="Standard">The following is a brief description this top level directory structure:</text:p>
      <text:p text:style-name="P29"><text:span text:style-name="T7">doc</text:span> - Contains MathRider's documentation files.</text:p>
      <text:p text:style-name="P29"><text:span text:style-name="T7">examples</text:span> - Contains various example programs, some of which are pre-opened when MathRider is first executed.</text:p>
      <text:p text:style-name="P29"><text:span text:style-name="T7">jars</text:span> - Holds plugins, code libraries, and support scripts.</text:p>
      <text:p text:style-name="P29"><text:span text:style-name="T7">macros</text:span> - Contains various scripts that can be executed by the user.</text:p>
      <text:p text:style-name="P29"><text:span text:style-name="T7">modes</text:span> - Contains files which tell MathRider how to do syntax highlighting, etc. for various file types. <text:s/></text:p>
      <text:p text:style-name="P29"><text:span text:style-name="T7">settings</text:span> - Contains the application's main settings files.</text:p>
      <text:p text:style-name="P29"><text:span text:style-name="T7">startup</text:span> - Contains startup scripts that are executed each time MathRider launches.</text:p>
      <text:p text:style-name="P29"><text:span text:style-name="T7">jedit.jar</text:span> - Holds the core jEdit application which MathRider builds upon.</text:p>
      <text:p text:style-name="P29"><text:span text:style-name="T11">unix_run.sh</text:span> - The script used to execute MathRider on Unix systems.</text:p>
      <text:p text:style-name="P29"><text:span text:style-name="T11">win_run.bat</text:span> - The batch file used to execute MathRider on Windows systems.</text:p>
      <text:h text:style-name="Heading_20_3" text:outline-level="3">Executing MathRider On Windows Systems</text:h>
      <text:p text:style-name="P23">Open the <text:span text:style-name="T7">mathrider</text:span> folder and double click on the <text:span text:style-name="T11">win_run</text:span> file.</text:p>
      <text:h text:style-name="Heading_20_3" text:outline-level="3">Executing MathRider On Unix Systems</text:h>
      <text:p text:style-name="P23">Open a shell, change to the <text:span text:style-name="T7">mathrider</text:span> folder, and execute the <text:span text:style-name="T11">unix_run.sh</text:span> script by typing the following:</text:p>
      <text:p text:style-name="P19">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text:soft-page-break/>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8">In MathRider, open files are called </text:span><text:span text:style-name="T7">buffers</text:span><text:span text:style-name="T8"> and they are viewed through one or more </text:span><text:span text:style-name="T7">text areas</text:span><text:span text:style-name="T8">. <text:s/>Each </text:span><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7">Undo</text:span>, <text:span text:style-name="T7">Redo</text:span>, <text:span text:style-name="T7">Cut</text:span>, <text:span text:style-name="T7">Copy</text:span>, and <text:span text:style-name="T7">Paste</text:span>. <text:s/>However, there are also a number of more sophisticated command available which are of use for programmers. <text:s/>For beginners, though, the typical commands will be sufficient for most editing needs.</text:p>
      <text:h text:style-name="Heading_20_3" text:outline-level="3"><text:soft-page-break/>Search</text:h>
      <text:p text:style-name="Standard">The commands in the Search menu are heavily used, even by beginners. <text:s/>A good way to get one's mind around the search commands is to open the Search dialog window by selecting the <text:span text:style-name="T7">Find...</text:span><text:span text:style-name="T8"> command (which is the first command in the Search menu). <text:s/>A </text:span><text:span text:style-name="T7">Search And Replace</text:span><text:span text:style-name="T8"> dialog window will then appear which contains access to most of the search commands.</text:span></text:p>
      <text:p text:style-name="Standard"><text:span text:style-name="T8">At the top of this dialog window is a text area labeled </text:span><text:span text:style-name="T7">Search for</text:span><text:span text:style-name="T8"> which allows the user to enter text they would like to find. <text:s/>Immediately below it is text area labeled </text:span><text:span text:style-name="T7">Replace with</text:span><text:span text:style-name="T8"> which is for entering optional text that can be used to replace text that is found during a search.</text:span></text:p>
      <text:p text:style-name="Standard"><text:span text:style-name="T8">The column of radio buttons labeled </text:span><text:span text:style-name="T7">Search in</text:span><text:span text:style-name="T8"> allows the user to search in a </text:span><text:span text:style-name="T7">Selection</text:span><text:span text:style-name="T8"> of text (which is text which has been highlighted), the </text:span><text:span text:style-name="T7">Current Buffer</text:span><text:span text:style-name="T8"> (which is the one that is currently active), </text:span><text:span text:style-name="T7">All buffers</text:span><text:span text:style-name="T8"> (which means all opened files), or a whole </text:span><text:span text:style-name="T7">Directory</text:span><text:span text:style-name="T8"> of files. <text:s/>The default is for a search to be </text:span><text:span text:style-name="T8">conducted in the current buffer and this is the mode that is used most often.</text:span></text:p>
      <text:p text:style-name="Standard"><text:span text:style-name="T8">The column of check boxes labeled </text:span><text:span text:style-name="T7">Settings</text:span><text:span text:style-name="T8"> allows the user to either </text:span><text:span text:style-name="T7">Keep or hide the Search dialog window</text:span><text:span text:style-name="T8"> after a search is performed, </text:span><text:span text:style-name="T7">Ignore the case</text:span><text:span text:style-name="T8"> of searched text, use an advanced search technique called a </text:span><text:span text:style-name="T7">Regular expression</text:span><text:span text:style-name="T8"> search (which is covered in another book), and to perform a </text:span><text:span text:style-name="T8">HyperSearch (which collects multiple search results in a text area).</text:span></text:p>
      <text:p text:style-name="Standard"><text:span text:style-name="T8">The </text:span><text:span text:style-name="T7">Find</text:span><text:span text:style-name="T8"> button performs a normal find operation, </text:span><text:span text:style-name="T7">Replace &amp; Find</text:span><text:span text:style-name="T8"> will replace the previously found text with the contents of the </text:span><text:span text:style-name="T7">Replace with</text:span><text:span text:style-name="T8"> text area and perform another find operation. <text:s/></text:span><text:span text:style-name="T7">Replace All</text:span><text:span text:style-name="T8"> will find all occurrences of the contents of the </text:span><text:span text:style-name="T7">Search for</text:span><text:span text:style-name="T8"> text area and replace them with the contents of the </text:span><text:span text:style-name="T7">Replace with</text:span><text:span text:style-name="T8">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7">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ext:soft-page-break/>The middle part of the <text:span text:style-name="T7">View</text:span> menu allows the user to navigate between buffers and the bottom part of the menu contains a <text:span text:style-name="T7">Scrolling</text:span> sub-menu, a <text:span text:style-name="T7">Splitting</text:span> sub-menu, and a <text:span text:style-name="T7">Docking</text:span> sub-menu. <text:s/></text:p>
      <text:p text:style-name="Standard">The <text:span text:style-name="T7">Scrolling</text:span> sub-menu contains commands for scrolling a text area.</text:p>
      <text:p text:style-name="Standard">The <text:span text:style-name="T7">Splitting</text:span> sub-menu contains commands which allow a text area to be split into multiple sections so that different parts of a buffer can be edited at the same time. <text:s/>When you are done using a split view of a buffer, select the <text:span text:style-name="T7">Unsplit All</text:span> command and the buffer will be shown in a single text area again.</text:p>
      <text:p text:style-name="Standard">The <text:span text:style-name="T7">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7">Buffer Options</text:span> command and the <text:span text:style-name="T7">Global Options</text:span> command. <text:s/>The <text:span text:style-name="T7">Buffer Options</text:span> command allows the currently selected buffer to be customized and the <text:span text:style-name="T7">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Macros</text:h>
      <text:p text:style-name="Standard"><text:span text:style-name="T7">Macros</text:span> are small programs that perform useful tasks for the user. <text:s/>The top of the <text:span text:style-name="T7">Macros</text:span> menu contains commands which allow macros to be created by recording a sequence of user steps which can be saved for later execution. <text:s/>The bottom of the <text:span text:style-name="T7">Macros</text:span> menu contains macros that can be executed as needed.</text:p>
      <text:p text:style-name="Standard">The main language that MathRider uses for macros is called <text:span text:style-name="T7">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7">Help</text:span> menu is the <text:span text:style-name="T7">MathRider Help</text:span> command. <text:s/>This command brings up dialog window with contains documentation for the core MathRider application along with documentation for each installed plugin.</text:p>
      <text:h text:style-name="Heading_20_2" text:outline-level="2"><text:soft-page-break/>The Toolbar</text:h>
      <text:p text:style-name="Text_20_body">The <text:span text:style-name="T7">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7">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3">Most of MathRider's significant power and flexibility are derived from its plugin-based extension mechanism (which it inherits from its jEdit-based "heart").</text:p>
      <text:h text:style-name="P24" text:outline-level="2">Which Plugins Are Currently Included When MathRider Is Installed?</text:h>
      <text:p text:style-name="P23"><text:span text:style-name="T7">Code2HTML</text:span> - Converts a text area into HTML format ( complete with syntax hilighting) so it can be published on the web. </text:p>
      <text:p text:style-name="P23"><text:span text:style-name="T7">Console</text:span> - Contains <text:span text:style-name="T7">shell</text:span> or <text:span text:style-name="T7">command line</text:span> interfaces to various pieces of software. <text:s/>There is a shell for talking with the operating system, one for talking to BeanShell, one for talking with Piper. <text:s/>Additional shell can be added to the Console as needed.</text:p>
      <text:p text:style-name="P23"><text:span text:style-name="T7">Calculator</text:span> - An RPN (Reverse Polish Notation) calculator.</text:p>
      <text:p text:style-name="P23"><text:span text:style-name="T7">ErrorList</text:span> - Provides a short description of errors which were encountered in executed code along with the line number that each error is on. <text:s/>Clicking on an error highlights the line the error occurred on in a text area.</text:p>
      <text:p text:style-name="P23"><text:span text:style-name="T7">GeoGebra</text:span> - Interactive geometry software. <text:s/>MathRider also uses it as an interactive plotting package.</text:p>
      <text:p text:style-name="P23"><text:span text:style-name="T7">HotEqn</text:span> - Renders <text:a xlink:type="simple" xlink:href="#12.13.LaTeX Is Used To Display Objects In Traditional Mathematics Form|outline">LaTeX</text:a> code.</text:p>
      <text:p text:style-name="P23"><text:span text:style-name="T7">JSciCalc</text:span> - A standard scientific calculator.</text:p>
      <text:p text:style-name="P23"><text:span text:style-name="T7">Piper</text:span> - A computer algebra system that is suitable for beginners.</text:p>
      <text:p text:style-name="P23"><text:span text:style-name="T7">LaTeX Tools</text:span> - Tools to help automate LaTeX editing tasks.</text:p>
      <text:p text:style-name="P23"><text:span text:style-name="T7">Project Viewer</text:span> - Allows groups of files to be defined as projects.</text:p>
      <text:p text:style-name="P23"><text:span text:style-name="T7">QuickNotepad</text:span> - A persistent text area which notes can be entered into.</text:p>
      <text:p text:style-name="P23"><text:span text:style-name="T7">SideKick</text:span> - <text:s/>Used by plugins to display various buffer structures. <text:s/>For example, a buffer may contain a <text:soft-page-break/>language which has a number of function definitions and the SideKick plugin would be able to show the function names in a tree.</text:p>
      <text:p text:style-name="P23"><text:span text:style-name="T7">PiperDocs</text:span> - Documentation for Piper which can be navigated using a simple browser.</text:p>
      <text:h text:style-name="P25" text:outline-level="2">What Kinds Of Plugins Are Possible?</text:h>
      <text:p text:style-name="P26">Almost any application that can run on the Java platform can be made into a plugin. <text:s/>However, most plugins should fall into one of the following two categories:</text:p>
      <text:h text:style-name="Heading_20_3" text:outline-level="3">Plugins Based On Java Applets</text:h>
      <text:p text:style-name="P26">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6">Almost any Java-based application can be made into a MathRider plugin.</text:p>
      <text:h text:style-name="Heading_20_3" text:outline-level="3">Plugins Which Talk To Native Applications</text:h>
      <text:p text:style-name="P26">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7">&lt;enter&gt;</text:span>.</text:p>
      <text:h text:style-name="Heading_20_2" text:outline-level="2">Piper Program Files</text:h>
      <text:p text:style-name="Standard">The Piper programs in the text window (which have .pi extensions) can be executed by placing the cursor in a window and pressing <text:span text:style-name="T7">&lt;shift&gt;&lt;enter&gt;</text:span>. <text:s/>The output will be displayed in the Piper console window.</text:p>
      <text:h text:style-name="Heading_20_2" text:outline-level="2">MathRider Worksheets</text:h>
      <text:p text:style-name="P13">The most interesting files are MathRider worksheet files (which are the ones that end with a .mws extension). <text:s/>MathRider worksheets consist of "folds" <text:s/>which contain different types of code that can be executed by pressing <text:span text:style-name="T7">&lt;shift&gt;&lt;enter&gt;</text:span> inside of a fold. <text:s/>Select the worksheet_demo_1.mws window and follow the instructions which are present within the comments it contains.</text:p>
      <text:h text:style-name="Heading_20_2" text:outline-level="2"><text:soft-page-break/>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and try not to have too much fun doing this :-)</text:p>
      <text:p text:style-name="Standard">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text:soft-page-break/>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7">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4" draw:name="Object2" text:anchor-type="as-char" svg:width="1.1972in" svg:height="0.1902in" draw:z-index="0"><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7">(Problem Solving Environments and Symbolic Computing: Richard J. Fateman: <text:a xlink:type="simple" xlink:href="http://www.cs.berkeley.edu/~fateman/papers/pse.pdf">http://www.cs.berkeley.edu/~fateman/papers/pse.pdf</text:a>)</text:p>
      <text:p text:style-name="P22">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7">shell</text:span> or <text:span text:style-name="T7">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7">In&gt;</text:span> as an <text:soft-page-break/>input prompt. <text:s/>Click to the right of the prompt (in order to place the cursor there) then type 2+2 followed by &lt;enter&gt;:</text:p>
      <text:p text:style-name="Preformatted_20_Text"/>
      <text:p text:style-name="Preformatted_20_Text">In&gt; 2+2</text:p>
      <text:p text:style-name="P33">Out&gt; 4</text:p>
      <text:p text:style-name="Preformatted_20_Text"/>
      <text:p text:style-name="Preformatted_20_Text">In&gt;</text:p>
      <text:p text:style-name="Preformatted_20_Text"/>
      <text:p text:style-name="Standard">When the <text:span text:style-name="T7">&lt;enter&gt;</text:span> key was pressed, 2+2 was read into Piper for <text:span text:style-name="T7">evaluation</text:span> and <text:span text:style-name="T7">Out&gt;</text:span> was printed followed by the result <text:span text:style-name="T7">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3">Out&gt; 3</text:p>
      <text:p text:style-name="Preformatted_20_Text"/>
      <text:p text:style-name="Preformatted_20_Text">In&gt; 3*4</text:p>
      <text:p text:style-name="P33">Out&gt; 12</text:p>
      <text:p text:style-name="P33"/>
      <text:p text:style-name="P34">In&gt; 2^3</text:p>
      <text:p text:style-name="P33">Out&gt; 8</text:p>
      <text:p text:style-name="Preformatted_20_Text"/>
      <text:p text:style-name="Preformatted_20_Text">In&gt; 12/6</text:p>
      <text:p text:style-name="P33">Out&gt; 2</text:p>
      <text:p text:style-name="Preformatted_20_Text"/>
      <text:p text:style-name="Standard">Notice that the multiplication symbol is an asterisk (*) and the exponent symbol is a caret (^), and the division symbol is a forward slash (/). <text:s/>These symbols (along + ,<text:span text:style-name="T14">−</text:span><text:span text:style-name="T15">, and ones we will talk about late)</text:span> are called <text:span text:style-name="T7">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3">Out&gt; 1.7</text:p>
      <text:p text:style-name="Preformatted_20_Text"/>
      <text:p text:style-name="Preformatted_20_Text">In&gt; 3.7-2.6</text:p>
      <text:p text:style-name="P33">Out&gt; 1.1</text:p>
      <text:p text:style-name="Preformatted_20_Text"/>
      <text:p text:style-name="Preformatted_20_Text">In&gt; 2.2*3.9</text:p>
      <text:p text:style-name="P33">Out&gt; 8.58</text:p>
      <text:p text:style-name="P33"/>
      <text:p text:style-name="P34">In&gt; 2.2^3</text:p>
      <text:p text:style-name="P33">Out&gt; 10.648</text:p>
      <text:p text:style-name="Preformatted_20_Text"/>
      <text:p text:style-name="Preformatted_20_Text">In&gt; 9.5/3.2</text:p>
      <text:p text:style-name="P33"><text:soft-page-break/>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3">Out&gt; 2.96875</text:p>
      <text:p text:style-name="Preformatted_20_Text"/>
      <text:p text:style-name="Standard"><text:span text:style-name="T7">N()</text:span> is an example of a <text:span text:style-name="T13">function</text:span><text:span text:style-name="T12">. <text:s/>A function can be thought of as a "black box" which accepts input, processes the input, and returns a result. <text:s/>Each function has a name and in this case, the name of the function is "</text:span><text:span text:style-name="T13">N</text:span><text:span text:style-name="T12">" which stands for "</text:span><text:span text:style-name="T13">Numeric</text:span><text:span text:style-name="T12">". <text:s/>To the right of a function's name there is always a set of parentheses and information that is sent to the function is placed inside of them. <text:s/>The purpose of the N() functions is to make sure that the information that is sent to it is processed numerically instead of </text:span><text:span text:style-name="T12">symbolically.</text:span></text:p>
      <text:p text:style-name="Standard"><text:span text:style-name="T12">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2"> section and the </text:span><text:a xlink:type="simple" xlink:href="#11.Piper Programming Fundamentals|outline">Piper Programming Fundamentals</text:a><text:span text:style-name="T12">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7">%</text:span>) character. <text:s/>If you want to use the most recent result in a new calculation, access it with this character:</text:p>
      <text:p text:style-name="Preformatted_20_Text"/>
      <text:p text:style-name="Preformatted_20_Text">In&gt; 5*8</text:p>
      <text:p text:style-name="P33">Out&gt; 40</text:p>
      <text:p text:style-name="Preformatted_20_Text"/>
      <text:p text:style-name="Preformatted_20_Text">In&gt; %</text:p>
      <text:p text:style-name="P33">Out&gt; 40</text:p>
      <text:p text:style-name="P33"/>
      <text:p text:style-name="P34">In&gt; %*2</text:p>
      <text:p text:style-name="P33">Out&gt; 80</text:p>
      <text:p text:style-name="Preformatted_20_Text"/>
      <text:p text:style-name="Standard">This section provided a short introduction to using Piper as a numeric calculator and the following section contains a short introduction to using Piper as a symbolic calculator. <text:s/></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4" draw:name="Object3" text:anchor-type="as-char" svg:width="0.4598in" svg:height="0.3929in" draw:z-index="0"><draw:object xlink:href="./Object 4" xlink:type="simple" xlink:show="embed" xlink:actuate="onLoad"/><draw:image xlink:href="./ObjectReplacements/Object 4" xlink:type="simple" xlink:show="embed" xlink:actuate="onLoad"/></draw:frame>in the Piper console:</text:p>
      <text:p text:style-name="Preformatted_20_Text"><text:soft-page-break/></text:p>
      <text:p text:style-name="Preformatted_20_Text">In&gt; 1/2 + 1/3</text:p>
      <text:p text:style-name="P33">Out&gt; 5/6</text:p>
      <text:p text:style-name="Preformatted_20_Text"/>
      <text:p text:style-name="Standard">Instead of returning a numeric result like 0.83333333333333333333 (which is what a scientific calculator would give) Piper added these two rational numbers symbolically and returned<draw:frame draw:style-name="fr4" draw:name="Object5" text:anchor-type="as-char" svg:width="0.1992in" svg:height="0.3925in" draw:z-index="0"><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7">%</text:span> symbol:</text:p>
      <text:p text:style-name="Preformatted_20_Text"/>
      <text:p text:style-name="Preformatted_20_Text">In&gt; %</text:p>
      <text:p text:style-name="P33">Out&gt; 5/6</text:p>
      <text:p text:style-name="Preformatted_20_Text"/>
      <text:p text:style-name="Standard">Lets say that you would like to have Piper determine the denominator if this result. <text:s/>This can easily be done by using (or <text:span text:style-name="T7">calling</text:span>) the <text:span text:style-name="T7">Numer()</text:span> function:</text:p>
      <text:p text:style-name="Preformatted_20_Text"/>
      <text:p text:style-name="Preformatted_20_Text">In&gt; Numer(%)</text:p>
      <text:p text:style-name="P33">Out&gt; 5</text:p>
      <text:p text:style-name="Preformatted_20_Text"/>
      <text:p text:style-name="Standard">Unfortunately, the % symbol cannot be used to have Piper determine the numerator of <draw:frame draw:style-name="fr4" draw:name="Object6" text:anchor-type="as-char" svg:width="0.1992in" svg:height="0.3925in" draw:z-index="0"><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0"><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7">variables</text:span> and variable names must start with an upper or lower case letter and be followed by zero or more upper case letters, lower case letters, or numbers. <text:s/>The process of storing a result in a variable is called <text:span text:style-name="T7">assigning</text:span> or <text:span text:style-name="T7">binding</text:span><text:span text:style-name="T8"> the result to the variable.</text:span> <text:s/>Lets recalculate<draw:frame draw:style-name="fr4" draw:name="Object8" text:anchor-type="as-char" svg:width="0.4598in" svg:height="0.3929in" draw:z-index="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3">Out&gt; 5/6</text:p>
      <text:p text:style-name="Preformatted_20_Text"/>
      <text:p text:style-name="Preformatted_20_Text">In&gt; a</text:p>
      <text:p text:style-name="P33">Out&gt; 5/6</text:p>
      <text:p text:style-name="Preformatted_20_Text"/>
      <text:p text:style-name="Preformatted_20_Text">In&gt; Numer(a)</text:p>
      <text:p text:style-name="P33">Out&gt; 5</text:p>
      <text:p text:style-name="Preformatted_20_Text"/>
      <text:p text:style-name="Preformatted_20_Text">In&gt; Denom(a)</text:p>
      <text:p text:style-name="P33">Out&gt; 6</text:p>
      <text:p text:style-name="Preformatted_20_Text"/>
      <text:p text:style-name="Standard">In this example, the assignment operator (<text:span text:style-name="T7">:=</text:span>) was used to assign the result (or <text:span text:style-name="T7">value</text:span>)<draw:frame draw:style-name="fr4" draw:name="Object9" text:anchor-type="as-char" svg:width="0.1992in" svg:height="0.3925in" draw:z-index="0"><draw:object xlink:href="./Object 9" xlink:type="simple" xlink:show="embed" xlink:actuate="onLoad"/><draw:image xlink:href="./ObjectReplacements/Object 9" xlink:type="simple" xlink:show="embed" xlink:actuate="onLoad"/></draw:frame>to the <text:soft-page-break/>variable 'a'. <text:s/>When 'a' was evaluated by itself, the value it was bound to (in this case )<draw:frame draw:style-name="fr4" draw:name="Object10" text:anchor-type="as-char" svg:width="0.1992in" svg:height="0.3925in" draw:z-index="0"><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7">Clear()</text:span> function or it has another value assigned to it. <text:s/>This is why we were able to determine both the numerator and the denominator of the rational number assigned to 'a' using two functions in turn.</text:p>
      <text:p text:style-name="Standard">As just stated, another value can be assigned to 'a' and this will replace its current value:</text:p>
      <text:p text:style-name="Preformatted_20_Text"/>
      <text:p text:style-name="Preformatted_20_Text">In&gt; a := 9</text:p>
      <text:p text:style-name="P33">Out&gt; 9</text:p>
      <text:p text:style-name="Preformatted_20_Text"/>
      <text:p text:style-name="Preformatted_20_Text">In&gt; a</text:p>
      <text:p text:style-name="P33">Out&gt; 9</text:p>
      <text:p text:style-name="Preformatted_20_Text"/>
      <text:p text:style-name="Standard">And 'a' can also be cleared using the <text:span text:style-name="T7">Clear()</text:span> function:</text:p>
      <text:p text:style-name="Preformatted_20_Text"/>
      <text:p text:style-name="Preformatted_20_Text">In&gt; Clear(a)</text:p>
      <text:p text:style-name="P33">Out&gt; True</text:p>
      <text:p text:style-name="Preformatted_20_Text"/>
      <text:p text:style-name="Preformatted_20_Text">In&gt; a</text:p>
      <text:p text:style-name="P33">Out&gt; a</text:p>
      <text:p text:style-name="Preformatted_20_Text"/>
      <text:p text:style-name="Standard">Notice that the Clear() function returns '<text:span text:style-name="T7">True</text:span>' as a result after it is finished to indicate that the variable that was sent to it was successfully cleared (or <text:span text:style-name="T7">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3">Out&gt; 2^3</text:p>
      <text:p text:style-name="Preformatted_20_Text"/>
      <text:p text:style-name="Preformatted_20_Text">In&gt; Factor(14)</text:p>
      <text:p text:style-name="P33">Out&gt; 2*7</text:p>
      <text:p text:style-name="Preformatted_20_Text"/>
      <text:p text:style-name="Preformatted_20_Text">In&gt; Factor(2343)</text:p>
      <text:p text:style-name="P33">Out&gt; 3*11*71</text:p>
      <text:p text:style-name="Preformatted_20_Text"/>
      <text:p text:style-name="Standard">Now lets factor an expression that contains the unbound variable 'x':</text:p>
      <text:p text:style-name="Preformatted_20_Text"/>
      <text:p text:style-name="Preformatted_20_Text">In&gt; x</text:p>
      <text:p text:style-name="P33">Out&gt; x</text:p>
      <text:p text:style-name="Preformatted_20_Text"/>
      <text:p text:style-name="Preformatted_20_Text">In&gt; IsBound(x)</text:p>
      <text:p text:style-name="P33">Out&gt; False</text:p>
      <text:p text:style-name="Preformatted_20_Text"><text:soft-page-break/></text:p>
      <text:p text:style-name="Preformatted_20_Text">In&gt; Factor(x^2 + 24*x + 80)</text:p>
      <text:p text:style-name="P33">Out&gt; (x+20)*(x+4)</text:p>
      <text:p text:style-name="P34"/>
      <text:p text:style-name="P34">In&gt; Expand(%)</text:p>
      <text:p text:style-name="P33">Out&gt; x^2+24*x+80</text:p>
      <text:p text:style-name="P33"/>
      <text:p text:style-name="Standard">Evaluating 'x' by itself shows that it does not have a value bound to it and this can also be determined by passing 'x' to the <text:span text:style-name="T7">IsBound()</text:span> function. <text:s/>IsBound() returns 'True' if a variable is bound to a value and 'False' if it is not.</text:p>
      <text:p text:style-name="Standard">What is more interesting, however, is the result returned by Factor() after the expression<draw:frame draw:style-name="fr4" draw:name="Object11" text:anchor-type="as-char" svg:width="0.9591in" svg:height="0.2075in" draw:z-index="0"><draw:object xlink:href="./Object 11" xlink:type="simple" xlink:show="embed" xlink:actuate="onLoad"/><draw:image xlink:href="./ObjectReplacements/Object 11" xlink:type="simple" xlink:show="embed" xlink:actuate="onLoad"/></draw:frame>was sent (or <text:span text:style-name="T7">passed</text:span>) to it and the result returned by <text:span text:style-name="T7">Expand()</text:span>. <text:s/>Factor() is able to determine when expressions with unbound variables are sent to it and it uses the rules of algebra to <text:span text:style-name="T7">manipulate</text:span> them into factored form. <text:s/>The Expand() function was then able to take the factored expression<draw:frame draw:style-name="fr4" draw:name="Object12" text:anchor-type="as-char" svg:width="1.0634in" svg:height="0.1902in" draw:z-index="0"><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7">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7">user </text:span><text:span text:style-name="T8">functions</text:span> and <text:span text:style-name="T7">programmer f</text:span><text:span text:style-name="T8">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7">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text:soft-page-break/>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7">Back</text:span> and <text:span text:style-name="T7">Forward</text:span> buttons in the upper right corner of the plugin allow the user to move backward and forward through previously visited pages and the <text:span text:style-name="T7">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One of MathRider's core philosophies is: studying mathematics and programming at the same makes learning both of them easier. <text:s/>We have discussed some of MathRider's mathematics capabilities and 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7">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7">File-&gt;Save</text:span> from the menu bar or by selecting the <text:span text:style-name="T7">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7">&lt;Ctrl&gt;x</text:span> or <text:span text:style-name="T7">&lt;Ctrl&gt;c</text:span>. <text:s/>Pasting text can <text:soft-page-break/>be done using the Edit menu commands or by pressing <text:span text:style-name="T7">&lt;Ctrl&gt;v</text:span>.</text:p>
      <text:h text:style-name="Heading_20_3" text:outline-level="3">Rectangular Selection Mode</text:h>
      <text:p text:style-name="Standard">One capability that MathRider has that a word process or may not have is the ability to select rectangular sections of text. <text:s/>To see how this works, do the following:</text:p>
      <text:p text:style-name="P37">1) <text:s/>Type 3 or 4 lines of text into a text area.</text:p>
      <text:p text:style-name="P37">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P37">3) Turn rectangular selection on and then select some text in order to see how this is different than normal selection mode. <text:s/>When you are done experimenting, set rectangular selection mode to off.</text:p>
      <text:h text:style-name="Heading_20_2" text:outline-level="2">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7">mode</text:span> which highlights various parts of it contents. <text:s/>For example, Piper programs have a <text:span text:style-name="T7">.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8">text</text:span> file that has a <text:span text:style-name="T7">.pi</text:span> extension. <text:s/>MathRider comes with some preloaded example Piper programs and new Piper programs can be created by making a new text file and giving it a .pi extension.</text:p>
      <text:p text:style-name="Standard">Piper programs are executed by placing the cursor in the text area where they are displayed and then pressing &lt;shift&gt;&lt;Enter&gt;. <text:s/>Output from the program is displayed in the Piper console but unlike the Piper console (which automatically displays the result of the last evaluation) programs need to use the <text:span text:style-name="T7">Write()</text:span> and <text:span text:style-name="T7">Echo()</text:span> functions to display output.</text:p>
      <text:p text:style-name="Standard">Write() is a low level output function which evaluates its input and then displays it unmodified. <text:s/>Echo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Standard"><text:soft-page-break/></text:p>
      <text:h text:style-name="Heading_20_1" text:outline-level="1">MathRider Worksheet Files</text:h>
      <text:p text:style-name="Standard">While MathRider's various consoles and its ability to execute programs provide a significant amount of power to the user, most of MathRider's power is derived from <text:span text:style-name="T7">MathRider worksheets</text:span>. <text:s/>MathRider worksheets are text files which have a <text:span text:style-name="T7">.mrw</text:span> extension and are able to execute multiple types of code in a single text area. <text:s/>The <text:span text:style-name="T7">worksheet_demo_1.mrw</text:span> file (which is preloaded in the MathRider environment when it is first launched) demonstrates how a worksheet is able to execute multiple types of code inside what are called <text:span text:style-name="T7">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7">&lt;shift&gt;&lt;Enter&gt; </text:span><text:span text:style-name="T8">(</text:span>If there is a <text:a xlink:type="simple" xlink:href="#9.3.File Modes|outline">mode</text:a> defined for the fold, the whole worksheet is switched to this mode by default.). <text:s/>A fold always starts with <text:span text:style-name="T7">%</text:span> followed by the name of the fold type and its end is marked by the text <text:span text:style-name="T7">%end</text:span>. <text:s/>For example, here is a Piper fold which will print "Hello World!" to the Piper console (Note: the line numbers are not part of the program):</text:p>
      <text:p text:style-name="Preformatted_20_Text"/>
      <text:p text:style-name="P34"><text:span text:style-name="T21"><text:s/>1:</text:span><text:span text:style-name="T19">%piper</text:span></text:p>
      <text:p text:style-name="P35"><text:s/>2:</text:p>
      <text:p text:style-name="P34"><text:span text:style-name="T21"><text:s/>3:</text:span> <text:s text:c="3"/><text:span text:style-name="T22">Write</text:span><text:span text:style-name="T6">(</text:span><text:span text:style-name="T23">"Hello World!"</text:span><text:span text:style-name="T6">)</text:span>;</text:p>
      <text:p text:style-name="P35"><text:s/>4:</text:p>
      <text:p text:style-name="P42"><text:span text:style-name="T17"><text:s/></text:span><text:span text:style-name="T18">5:</text:span><text:span text:style-name="T19">%end</text:span></text:p>
      <text:p text:style-name="Standard">The <text:span text:style-name="T7">output</text:span> generated by a fold is wrapped in <text:span text:style-name="T7">new fold</text:span> which is placed inside the original fold near its bottom. <text:s/>This can be seen when the above fold is executed by pressing <text:span text:style-name="T7">&lt;shift&gt;&lt;enter&gt;</text:span> inside of it:</text:p>
      <text:p text:style-name="P35"/>
      <text:p text:style-name="P34"><text:span text:style-name="T21"><text:s/>1:</text:span><text:span text:style-name="T19">%piper</text:span></text:p>
      <text:p text:style-name="P35"><text:s/>2:</text:p>
      <text:p text:style-name="P34"><text:span text:style-name="T21"><text:s/>3:</text:span> <text:s text:c="3"/><text:span text:style-name="T22">Write</text:span><text:span text:style-name="T6">(</text:span><text:span text:style-name="T23">"Hello World!"</text:span><text:span text:style-name="T6">)</text:span>;</text:p>
      <text:p text:style-name="P35"><text:s/>4:</text:p>
      <text:p text:style-name="P34"><text:span text:style-name="T16"><text:s/>5:</text:span> <text:s text:c="3"/><text:span text:style-name="T24">%output</text:span></text:p>
      <text:p text:style-name="P34"><text:span text:style-name="T21"><text:s/>6:</text:span><text:span text:style-name="T24"> <text:s text:c="5"/>"Hello World!"</text:span></text:p>
      <text:p text:style-name="P34"><text:span text:style-name="T21"><text:s/>7:</text:span><text:span text:style-name="T24"> <text:s text:c="3"/>%end</text:span></text:p>
      <text:p text:style-name="P35"><text:s/>8:</text:p>
      <text:p text:style-name="P42"><text:span text:style-name="T20"><text:s/></text:span><text:span text:style-name="T9">9:</text:span><text:span text:style-name="T19">%end</text:span></text:p>
      <text:p text:style-name="P14">The default type of an output fold is <text:span text:style-name="T7">%output</text:span> and this fold's output fold starts at line 4 and ends at line 6.</text:p>
      <text:h text:style-name="Heading_20_3" text:outline-level="3">Fold Properties</text:h>
      <text:p text:style-name="Standard">Folds are able to have <text:span text:style-name="T7">properties</text:span> passed to them which can be used to associate additional information <text:soft-page-break/>with it or to modify its behavior. <text:s/>For example, the <text:span text:style-name="T7">output</text:span> property can be used to set a Piper fold's output to what is called "<text:span text:style-name="T7">pretty</text:span>" form:</text:p>
      <text:p text:style-name="Preformatted_20_Text"/>
      <text:p text:style-name="P34"><text:span text:style-name="T21"><text:s/>1:</text:span><text:span text:style-name="T19">%piper,output="pretty"</text:span></text:p>
      <text:p text:style-name="P35"><text:s/>2:</text:p>
      <text:p text:style-name="P34"><text:span text:style-name="T21"><text:s/>3:</text:span> <text:s text:c="3"/>a <text:span text:style-name="T6">:=</text:span> x<text:span text:style-name="T6">^</text:span><text:span text:style-name="T10">2</text:span> <text:span text:style-name="T6">+</text:span> x<text:span text:style-name="T6">/</text:span><text:span text:style-name="T10">2</text:span> <text:span text:style-name="T6">+</text:span> <text:span text:style-name="T10">3</text:span>;</text:p>
      <text:p text:style-name="P34"><text:span text:style-name="T21"><text:s/>4:</text:span> <text:s text:c="3"/><text:span text:style-name="T22">Write</text:span><text:span text:style-name="T6">(</text:span>a<text:span text:style-name="T6">)</text:span>;</text:p>
      <text:p text:style-name="P36"><text:s/>5:</text:p>
      <text:p text:style-name="P34"><text:span text:style-name="T21"><text:s/>6:</text:span> <text:s text:c="3"/><text:span text:style-name="T24">%output</text:span></text:p>
      <text:p text:style-name="P34"><text:span text:style-name="T21"><text:s/>7:</text:span><text:span text:style-name="T24"> <text:s text:c="5"/>True:</text:span></text:p>
      <text:p text:style-name="P34"><text:span text:style-name="T21"><text:s/>8:</text:span><text:span text:style-name="T24"> <text:s text:c="5"/></text:span></text:p>
      <text:p text:style-name="P34"><text:span text:style-name="T21"><text:s/>9:</text:span><text:span text:style-name="T24"> <text:s text:c="6"/>2 <text:s text:c="2"/>x <text:s text:c="3"/></text:span></text:p>
      <text:p text:style-name="P34"><text:span text:style-name="T16">10:</text:span><text:span text:style-name="T24"> <text:s text:c="5"/>x <text:s/>+ - + 3</text:span></text:p>
      <text:p text:style-name="P34"><text:span text:style-name="T21">11:</text:span><text:span text:style-name="T24"> <text:s text:c="10"/>2</text:span></text:p>
      <text:p text:style-name="P34"><text:span text:style-name="T21">12:</text:span><text:span text:style-name="T24"> <text:s text:c="3"/>%end</text:span></text:p>
      <text:p text:style-name="P35">13:</text:p>
      <text:p text:style-name="P42"><text:span text:style-name="T9">14:</text:span><text:span text:style-name="T19">%end</text:span></text:p>
      <text:p text:style-name="Standard">Pretty form is a way to have text display mathematical expressions that look similar to the way they would be written on paper (Note: MathRider uses Piper's <text:span text:style-name="T7">PrettyForm() </text:span>function to convert standard output into pretty form and this function can also be used in the Piper console. <text:s/>The <text:span text:style-name="T7">True</text:span> that is displayed in this output comes from the <text:span text:style-name="T7">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5"/>
      <text:p text:style-name="P34"><text:span text:style-name="T21"><text:s/>1:</text:span><text:span text:style-name="T19">%piper,name="example_3",output="pretty"</text:span></text:p>
      <text:p text:style-name="P35"><text:s/>2:</text:p>
      <text:p text:style-name="P34"><text:span text:style-name="T21"><text:s/>3:</text:span> <text:s text:c="3"/>a <text:span text:style-name="T6">:=</text:span> x<text:span text:style-name="T6">^</text:span><text:span text:style-name="T10">2</text:span> <text:span text:style-name="T6">+</text:span> x<text:span text:style-name="T6">/</text:span><text:span text:style-name="T10">2</text:span> <text:span text:style-name="T6">+</text:span> <text:span text:style-name="T10">3</text:span>;</text:p>
      <text:p text:style-name="P34"><text:span text:style-name="T21"><text:s/>4:</text:span> <text:s text:c="3"/><text:span text:style-name="T22">Write</text:span><text:span text:style-name="T6">(</text:span>a<text:span text:style-name="T6">)</text:span>;</text:p>
      <text:p text:style-name="P36"><text:s/>5:</text:p>
      <text:p text:style-name="P34"><text:span text:style-name="T21"><text:s/>6:</text:span> <text:s text:c="3"/><text:span text:style-name="T24">%output</text:span></text:p>
      <text:p text:style-name="P34"><text:span text:style-name="T21"><text:s/>7:</text:span><text:span text:style-name="T24"> <text:s text:c="5"/>True:</text:span></text:p>
      <text:p text:style-name="P34"><text:span text:style-name="T21"><text:s/>8:</text:span><text:span text:style-name="T24"> <text:s text:c="5"/></text:span></text:p>
      <text:p text:style-name="P34"><text:span text:style-name="T21"><text:s/>9:</text:span><text:span text:style-name="T24"> <text:s text:c="6"/>2 <text:s text:c="2"/>x <text:s text:c="3"/></text:span></text:p>
      <text:p text:style-name="P34"><text:span text:style-name="T16">10:</text:span><text:span text:style-name="T24"> <text:s text:c="5"/>x <text:s/>+ - + 3</text:span></text:p>
      <text:p text:style-name="P34"><text:span text:style-name="T21">11:</text:span><text:span text:style-name="T24"> <text:s text:c="10"/>2</text:span></text:p>
      <text:p text:style-name="P34"><text:span text:style-name="T21">12:</text:span><text:span text:style-name="T24"> <text:s text:c="3"/>%end</text:span></text:p>
      <text:p text:style-name="P35">13:</text:p>
      <text:p text:style-name="P42"><text:span text:style-name="T9">14:</text:span><text:span text:style-name="T19">%end</text:span></text:p>
      <text:p text:style-name="Standard"/>
      <text:p text:style-name="Standard"/>
      <text:h text:style-name="Heading_20_3" text:outline-level="3"><text:soft-page-break/>Currently Implemented Fold Types And Properties</text:h>
      <text:p text:style-name="P14">This section covers the fold types that are currently implemented in MathRider along with the properties that can be passed to them.</text:p>
      <text:h text:style-name="Heading_20_4" text:outline-level="4">%geogebra</text:h>
      <text:p text:style-name="P14">GeoGebra is interactive geometry software and MathRider includes it as a plugin. <text:s/>A <text:span text:style-name="T7">%geogebra</text:span> fold is able to send information to the GeoGebra plugin either as a sequence of GeoGebra commands or in GeoGebra's xml format. <text:s/>The following example shows a sequence of GeoGebra commands which plot a function and add a tangent line to it:</text:p>
      <text:p text:style-name="P35"/>
      <text:p text:style-name="P34"><text:span text:style-name="T21"><text:s/>1:</text:span><text:span text:style-name="T19">%geogebra,clear="true"</text:span></text:p>
      <text:p text:style-name="P35"><text:s/>2:</text:p>
      <text:p text:style-name="P34"><text:span text:style-name="T21"><text:s/>3:</text:span> <text:s text:c="3"/><text:span text:style-name="T25">//Plot a function.</text:span></text:p>
      <text:p text:style-name="P34"><text:span text:style-name="T21"><text:s/>4:</text:span> <text:s text:c="3"/><text:span text:style-name="T26">f</text:span><text:span text:style-name="T6">(</text:span>x<text:span text:style-name="T6">)=</text:span><text:span text:style-name="T10">2</text:span><text:span text:style-name="T6">*</text:span><text:span text:style-name="T26">sin</text:span><text:span text:style-name="T6">(</text:span>x<text:span text:style-name="T6">)</text:span></text:p>
      <text:p text:style-name="P34"><text:span text:style-name="T16"><text:s/>5:</text:span> <text:s text:c="3"/></text:p>
      <text:p text:style-name="P34"><text:span text:style-name="T21"><text:s/>6:</text:span> <text:s text:c="3"/><text:span text:style-name="T25">////Add a tangent line to the function.</text:span></text:p>
      <text:p text:style-name="P34"><text:span text:style-name="T21"><text:s/>7:</text:span> <text:s text:c="3"/>a <text:span text:style-name="T6">=</text:span> <text:span text:style-name="T10">2</text:span></text:p>
      <text:p text:style-name="P34"><text:span text:style-name="T21"><text:s/>8:</text:span> <text:s text:c="3"/><text:span text:style-name="T6">(</text:span><text:span text:style-name="T10">2</text:span>,<text:span text:style-name="T10">0</text:span><text:span text:style-name="T6">)</text:span></text:p>
      <text:p text:style-name="P34"><text:span text:style-name="T21"><text:s/>9:</text:span> <text:s text:c="3"/>t <text:span text:style-name="T6">=</text:span> Tangent[a, f]</text:p>
      <text:p text:style-name="P36">10:</text:p>
      <text:p text:style-name="P34"><text:span text:style-name="T21">11:</text:span> <text:s text:c="3"/><text:span text:style-name="T24">%output</text:span></text:p>
      <text:p text:style-name="P34"><text:span text:style-name="T21">12:</text:span><text:span text:style-name="T24"> <text:s text:c="5"/>GeoGebra updated.</text:span></text:p>
      <text:p text:style-name="P34"><text:span text:style-name="T21">13:</text:span><text:span text:style-name="T24"> <text:s text:c="3"/>%end</text:span></text:p>
      <text:p text:style-name="P35">14:</text:p>
      <text:p text:style-name="P42"><text:span text:style-name="T16">15:</text:span><text:span text:style-name="T20">%end</text:span></text:p>
      <text:p text:style-name="P14">If the <text:span text:style-name="T7">clear</text:span> property is set to <text:span text:style-name="T7">true</text:span>, the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4"/>
      <text:p text:style-name="P14"><draw:frame draw:style-name="fr2" draw:name="Frame3" text:anchor-type="paragraph" svg:x="1.5173in" svg:y="0.2252in" svg:width="3.8909in" draw:z-index="5"><draw:text-box fo:min-height="4.0193in"><text:p text:style-name="Illustration"><draw:frame draw:style-name="fr3"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4"/>
      <text:p text:style-name="P14"/>
      <text:h text:style-name="Heading_20_4" text:outline-level="4">%hoteqn</text:h>
      <text:p text:style-name="P14"/>
      <text:h text:style-name="Heading_20_4" text:outline-level="4">%piper</text:h>
      <text:p text:style-name="P14"/>
      <text:h text:style-name="Heading_20_4" text:outline-level="4">%output</text:h>
      <text:p text:style-name="P14"/>
      <text:h text:style-name="Heading_20_4" text:outline-level="4">%error</text:h>
      <text:p text:style-name="P14"/>
      <text:h text:style-name="Heading_20_4" text:outline-level="4">%html</text:h>
      <text:p text:style-name="P14"/>
      <text:h text:style-name="Heading_20_4" text:outline-level="4"><text:soft-page-break/>%beanshell</text:h>
      <text:p text:style-name="P14"/>
      <text:h text:style-name="Heading_20_4" text:outline-level="4">%group</text:h>
      <text:p text:style-name="P14"/>
      <text:h text:style-name="Heading_20_4" text:outline-level="4">%maxima</text:h>
      <text:p text:style-name="P14"/>
      <text:h text:style-name="Heading_20_4" text:outline-level="4">%lisp</text:h>
      <text:p text:style-name="P14"/>
      <text:p text:style-name="Standard"/>
      <text:p text:style-name="Standard"/>
      <text:p text:style-name="Standard"/>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text:soft-page-break/>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text:soft-page-break/>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text:soft-page-break/></text:p>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text:soft-page-break/>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text:soft-page-break/></text:p>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text:soft-page-break/></text:p>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text:soft-page-break/>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text:soft-page-break/>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text:soft-page-break/></text:p>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ext:soft-page-break/>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text:soft-page-break/>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text:soft-page-break/>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oft-page-break/><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text:soft-page-break/></text:p>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text:soft-page-break/>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text:soft-page-break/></text:p>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ext:soft-page-break/>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text:soft-page-break/></text:p>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oft-page-break/><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text:soft-page-break/></text:p>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text:soft-page-break/>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text:soft-page-break/>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text:soft-page-break/>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text:soft-page-break/>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text:soft-page-break/></text:p>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text:soft-page-break/>[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text:soft-page-break/>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text:soft-page-break/>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text:soft-page-break/>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text:soft-page-break/>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ext:soft-page-break/>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ext:soft-page-break/>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oft-page-break/><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text:soft-page-break/>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text:soft-page-break/>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text:soft-page-break/>#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text:soft-page-break/></text:p>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text:soft-page-break/>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text:soft-page-break/>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ext:soft-page-break/>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soft-page-break/>|</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text:soft-page-break/>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text:soft-page-break/>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text:soft-page-break/></text:p>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ext:soft-page-break/>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soft-page-break/>|</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text:soft-page-break/>(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text:soft-page-break/>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text:soft-page-break/></text:p>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text:soft-page-break/>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text:soft-page-break/>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text:soft-page-break/>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text:soft-page-break/></text:p>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text:soft-page-break/>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text:soft-page-break/></text:p>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text:soft-page-break/>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text:soft-page-break/>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text:soft-page-break/>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text:soft-page-break/>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text:soft-page-break/>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text:soft-page-break/>(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text:soft-page-break/>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soft-page-break/><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text:soft-page-break/>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soft-page-break/>"""</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text:soft-page-break/></text:p>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soft-page-break/>"""</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text:soft-page-break/>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soft-page-break/>"""</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soft-page-break/><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text:soft-page-break/>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text:soft-page-break/>(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text:soft-page-break/>(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text:soft-page-break/>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text:soft-page-break/>(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oft-page-break/>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text:soft-page-break/>(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oft-page-break/>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text:soft-page-break/>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text:soft-page-break/>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text:soft-page-break/>(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7">unlike the simple checking of just one predicate in the n_IsIntegerGreaterThanZero construct</text:span><text:span text:style-name="T8">.</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7">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7">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text:soft-page-break/>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text:soft-page-break/>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2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5 - <text:date style:data-style-name="N37" text:date-value="2008-05-13T03:04:23.44" text:fixed="true">05/13/08</text:date><text:tab/>MathRider For Newbies<text:tab/><text:page-number text:select-page="current">11</text:page-number>/<text:page-count>15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4T23:51:35</dc:date>
    <meta:editing-cycles>78</meta:editing-cycles>
    <meta:editing-duration>P3DT7H10M26S</meta:editing-duration>
    <meta:user-defined meta:name="Info 1"/>
    <meta:user-defined meta:name="Info 2"/>
    <meta:user-defined meta:name="Info 3"/>
    <meta:user-defined meta:name="Info 4"/>
    <meta:document-statistic meta:table-count="1" meta:image-count="1" meta:object-count="12" meta:page-count="159" meta:paragraph-count="3309" meta:word-count="36352" meta:character-count="21534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